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NewRoman,Bold" svg:font-family="'TimesNewRoman,Bold'" style:font-family-generic="roman"/>
  </office:font-face-decls>
  <office:automatic-styles>
    <style:style style:name="P1" style:family="paragraph" style:parent-style-name="SBC_3a_paragraph">
      <style:text-properties officeooo:rsid="0011063c" officeooo:paragraph-rsid="0011063c"/>
    </style:style>
    <style:style style:name="P2" style:family="paragraph" style:parent-style-name="SBC_3a_paragraph">
      <style:text-properties officeooo:rsid="0012ffa6" officeooo:paragraph-rsid="0012ffa6"/>
    </style:style>
    <style:style style:name="P3" style:family="paragraph" style:parent-style-name="SBC_3a_paragraph_3a_first">
      <style:text-properties officeooo:rsid="0011063c" officeooo:paragraph-rsid="0011063c"/>
    </style:style>
    <style:style style:name="P4" style:family="paragraph" style:parent-style-name="SBC_3a_paragraph_3a_first">
      <style:text-properties officeooo:rsid="0012ffa6" officeooo:paragraph-rsid="0012ffa6"/>
    </style:style>
    <style:style style:name="P5" style:family="paragraph" style:parent-style-name="SBC_3a_title_3a_1">
      <style:text-properties officeooo:rsid="0011063c" officeooo:paragraph-rsid="0011063c"/>
    </style:style>
    <style:style style:name="P6" style:family="paragraph" style:parent-style-name="SBC_3a_title_3a_1">
      <style:text-properties officeooo:rsid="0012ffa6" officeooo:paragraph-rsid="0012ffa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f0c1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officeooo:rsid="001106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BC_3a_title">Desenvolvimento de Plataforma de Reserva de Viagens em Java usando <text:span text:style-name="T4">Threads</text:span></text:p>
      <text:p text:style-name="SBC_3a_author_28_s_29_">Guilherme Martins, Gustavo Gomes, Lucas Moura, Mateus Regasi, Priscila Leite</text:p>
      <text:p text:style-name="SBC_3a_institution">Instituto de Computação – Universidade Federal Fluminense (UFF) – Av. Gal. Milton Tavares de Souza, s/n° - Boa Viagem – Nite<text:span text:style-name="T2">r</text:span>ói – RJ – Brasil</text:p>
      <text:p text:style-name="SBC_3a_email">priscilalss@id.uff.br</text:p>
      <text:p text:style-name="SBC_3a_abstract"><text:span text:style-name="T3">Abstract.</text:span> <text:span text:style-name="T1">…</text:span></text:p>
      <text:p text:style-name="SBC_3a_resumo"><text:span text:style-name="T3">Resumo.</text:span><text:span text:style-name="T1"> …</text:span></text:p>
      <text:h text:style-name="SBC_3a_title_3a_1" text:outline-level="1">1. <text:span text:style-name="T5">Introdução</text:span><text:span text:style-name="T1"/></text:h>
      <text:p text:style-name="SBC_3a_paragraph_3a_first"/>
      <text:p text:style-name="SBC_3a_paragraph"/>
      <text:h text:style-name="P5" text:outline-level="1">2. Algoritmo sequencial (sem <text:span text:style-name="T4">threads</text:span>)</text:h>
      <text:p text:style-name="P3"/>
      <text:p text:style-name="P1"/>
      <text:h text:style-name="P5" text:outline-level="1">3. Algoritmo simultâneo (com <text:span text:style-name="T4">threads</text:span>)</text:h>
      <text:p text:style-name="P3"/>
      <text:p text:style-name="P1"/>
      <text:h text:style-name="P6" text:outline-level="1">4. Análise dos algoritmos</text:h>
      <text:p text:style-name="P4"/>
      <text:p text:style-name="P2"/>
      <text:h text:style-name="SBC_3a_title_3a_1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sans" svg:font-family="Lucidasans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TimesNewRoman,Bold" svg:font-family="'TimesNewRoman,Bold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.42cm" style:contextual-spacing="false" fo:text-align="center" style:justify-single-word="false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cm" fo:margin-bottom="0.42cm" style:contextual-spacing="false" fo:text-align="center" style:justify-single-word="false"/>
      <style:text-properties style:font-name="Times New Roman" fo:font-family="'Times New Roman'" style:font-family-generic="roman" style:font-pitch="variable" fo:font-size="12pt" fo:font-weight="bold" officeooo:rsid="000ab52c" style:font-size-asian="10.5pt" style:font-weight-asian="bold" style:font-size-complex="12pt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_20_2" style:display-name="Heading 2" style:family="paragraph" style:parent-style-name="Heading_20_1" style:next-style-name="SBC_3a_paragraph" style:default-outline-level="" style:list-style-name="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loext:opacity="100%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loext:opacity="100%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loext:opacity="100%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loext:opacity="0%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loext:opacity="100%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loext:opacity="100%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loext:opacity="0%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loext:opacity="0%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list-style-name="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list-style-name="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SBC_3a_inst" style:display-name="SBC:inst" style:family="paragraph" style:parent-style-name="Standard">
      <style:paragraph-properties fo:text-align="center" style:justify-single-word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6-19T23:16:29.646000000</dc:date>
    <meta:editing-duration>PT6H15M37S</meta:editing-duration>
    <meta:editing-cycles>8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10" meta:word-count="62" meta:character-count="444" meta:non-whitespace-character-count="387"/>
  </office:meta>
</office:document-meta>
</file>